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61pt"/>
    </style:style>
    <style:style style:name="co2" style:family="table-column">
      <style:table-column-properties fo:break-before="auto" style:column-width="19.84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4.14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91" table:default-cell-style-name="Default"/>
        <table:table-column table:style-name="co3" table:number-columns-repeated="924" table:default-cell-style-name="Default"/>
        <table:table-row table:style-name="ro1">
          <table:table-cell table:number-columns-repeated="67"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8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12"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"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8" table:style-name="ce1" office:value-type="float" office:value="2" calcext:value-type="float">
            <text:p>2</text:p>
          </table:table-cell>
          <table:table-cell table:number-columns-repeated="10" table:style-name="ce1" office:value-type="float" office:value="3" calcext:value-type="float">
            <text:p>3</text:p>
          </table:table-cell>
          <table:table-cell table:number-columns-repeated="18" table:style-name="ce1" office:value-type="float" office:value="2" calcext:value-type="float">
            <text:p>2</text:p>
          </table:table-cell>
          <table:table-cell table:number-columns-repeated="5" table:style-name="ce24" office:value-type="float" office:value="2" calcext:value-type="float">
            <text:p>2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8" table:style-name="ce33" office:value-type="float" office:value="2" calcext:value-type="float">
            <text:p>2</text:p>
          </table:table-cell>
          <table:table-cell table:number-columns-repeated="3" table:style-name="ce3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2" calcext:value-type="float">
            <text:p>2</text:p>
          </table:table-cell>
          <table:table-cell table:number-columns-repeated="4"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number-columns-repeated="7" table:style-name="ce33" office:value-type="float" office:value="2" calcext:value-type="float">
            <text:p>2</text:p>
          </table:table-cell>
          <table:table-cell table:number-columns-repeated="3" table:style-name="ce3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4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18" table:style-name="ce1" office:value-type="float" office:value="2" calcext:value-type="float">
            <text:p>2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3" table:style-name="ce33" office:value-type="float" office:value="3" calcext:value-type="float">
            <text:p>3</text:p>
          </table:table-cell>
          <table:table-cell table:number-columns-repeated="6" table:style-name="ce33" office:value-type="float" office:value="2" calcext:value-type="float">
            <text:p>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17" table:style-name="ce1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float" office:value="3" calcext:value-type="float">
            <text:p>3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7" table:style-name="ce48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2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8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7" table:style-name="ce1" office:value-type="float" office:value="2" calcext:value-type="float">
            <text:p>2</text:p>
          </table:table-cell>
          <table:table-cell table:number-columns-repeated="5" table:style-name="ce24" office:value-type="float" office:value="3" calcext:value-type="float">
            <text:p>3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7" table:style-name="ce48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2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8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5" table:style-name="ce24" office:value-type="float" office:value="3" calcext:value-type="float">
            <text:p>3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7" table:style-name="ce48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7" table:style-name="ce48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1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7" table:style-name="ce48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8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13" table:style-name="ce1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4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4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8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3" table:style-name="ce1" office:value-type="float" office:value="2" calcext:value-type="float">
            <text:p>2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number-columns-repeated="7" table:style-name="ce35"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4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4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3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3" table:style-name="ce1" office:value-type="float" office:value="2" calcext:value-type="float">
            <text:p>2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number-columns-repeated="7" table:style-name="ce35" office:value-type="float" office:value="2" calcext:value-type="float">
            <text:p>2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5" table:style-name="ce48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5" table:style-name="ce1" office:value-type="float" office:value="3" calcext:value-type="float">
            <text:p>3</text:p>
          </table:table-cell>
          <table:table-cell table:number-columns-repeated="17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3" table:style-name="ce1" office:value-type="float" office:value="2" calcext:value-type="float">
            <text:p>2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7" table:style-name="ce35" office:value-type="float" office:value="2" calcext:value-type="float">
            <text:p>2</text:p>
          </table:table-cell>
          <table:table-cell table:number-columns-repeated="4" table:style-name="ce48" office:value-type="float" office:value="2" calcext:value-type="float">
            <text:p>2</text:p>
          </table:table-cell>
          <table:table-cell table:number-columns-repeated="3" table:style-name="ce48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5"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2" calcext:value-type="float">
            <text:p>2</text:p>
          </table:table-cell>
          <table:table-cell table:number-columns-repeated="9" table:style-name="ce1" office:value-type="float" office:value="3" calcext:value-type="float">
            <text:p>3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7" table:style-name="ce35" office:value-type="float" office:value="2" calcext:value-type="float">
            <text:p>2</text:p>
          </table:table-cell>
          <table:table-cell table:number-columns-repeated="6"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4" table:style-name="ce1" office:value-type="float" office:value="3" calcext:value-type="float">
            <text:p>3</text:p>
          </table:table-cell>
          <table:table-cell table:number-columns-repeated="13" table:style-name="ce1" office:value-type="float" office:value="2" calcext:value-type="float">
            <text:p>2</text:p>
          </table:table-cell>
          <table:table-cell table:number-columns-repeated="12" table:style-name="ce1" office:value-type="float" office:value="3" calcext:value-type="float">
            <text:p>3</text:p>
          </table:table-cell>
          <table:table-cell table:number-columns-repeated="8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7" table:style-name="ce24" office:value-type="float" office:value="2" calcext:value-type="float">
            <text:p>2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number-columns-repeated="10" table:style-name="ce45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5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11" table:style-name="ce1" office:value-type="float" office:value="3" calcext:value-type="float">
            <text:p>3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 table:style-name="ce24" office:value-type="float" office:value="2" calcext:value-type="float">
            <text:p>2</text:p>
          </table:table-cell>
          <table:table-cell table:number-columns-repeated="3" table:style-name="ce30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0" table:style-name="ce4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5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16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number-columns-repeated="3" table:style-name="ce31" office:value-type="float" office:value="2" calcext:value-type="float">
            <text:p>2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" table:style-name="ce45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5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11"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number-columns-repeated="3" table:style-name="ce32" office:value-type="float" office:value="2" calcext:value-type="float">
            <text:p>2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2" table:style-name="ce45" office:value-type="float" office:value="3" calcext:value-type="float">
            <text:p>3</text:p>
          </table:table-cell>
          <table:table-cell table:number-columns-repeated="7" table:style-name="ce45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7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11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8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number-columns-repeated="3" table:style-name="ce32" office:value-type="float" office:value="2" calcext:value-type="float">
            <text:p>2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4" table:style-name="ce45" office:value-type="float" office:value="3" calcext:value-type="float">
            <text:p>3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number-columns-repeated="2" table:style-name="ce45" office:value-type="float" office:value="3" calcext:value-type="float">
            <text:p>3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7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16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2" calcext:value-type="float">
            <text:p>2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number-columns-repeated="3" table:style-name="ce32" office:value-type="float" office:value="2" calcext:value-type="float">
            <text:p>2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4" table:style-name="ce45" office:value-type="float" office:value="3" calcext:value-type="float">
            <text:p>3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number-columns-repeated="2" table:style-name="ce45" office:value-type="float" office:value="3" calcext:value-type="float">
            <text:p>3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3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7" table:style-name="ce45" office:value-type="float" office:value="3" calcext:value-type="float">
            <text:p>3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2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3" table:style-name="ce45" office:value-type="float" office:value="2" calcext:value-type="float">
            <text:p>2</text:p>
          </table:table-cell>
          <table:table-cell table:number-columns-repeated="5" table:style-name="ce45" office:value-type="float" office:value="3" calcext:value-type="float">
            <text:p>3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2" table:style-name="ce1" office:value-type="float" office:value="3" calcext:value-type="float">
            <text:p>3</text:p>
          </table:table-cell>
          <table:table-cell table:number-columns-repeated="20" table:style-name="ce1" office:value-type="float" office:value="2" calcext:value-type="float">
            <text:p>2</text:p>
          </table:table-cell>
          <table:table-cell table:number-columns-repeated="8"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5" table:style-name="ce45" office:value-type="float" office:value="2" calcext:value-type="float">
            <text:p>2</text:p>
          </table:table-cell>
          <table:table-cell table:number-columns-repeated="2" table:style-name="ce45" office:value-type="float" office:value="3" calcext:value-type="float">
            <text:p>3</text:p>
          </table:table-cell>
          <table:table-cell table:number-columns-repeated="3" table:style-name="ce45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3" table:style-name="ce1" office:value-type="float" office:value="3" calcext:value-type="float">
            <text:p>3</text:p>
          </table:table-cell>
          <table:table-cell table:number-columns-repeated="16" table:style-name="ce1" office:value-type="float" office:value="2" calcext:value-type="float">
            <text:p>2</text:p>
          </table:table-cell>
          <table:table-cell table:number-columns-repeated="11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10" table:style-name="ce45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3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number-columns-repeated="3" table:style-name="ce32" office:value-type="float" office:value="2" calcext:value-type="float">
            <text:p>2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10" table:style-name="ce4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8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17" table:style-name="ce1" office:value-type="float" office:value="2" calcext:value-type="float">
            <text:p>2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number-columns-repeated="3" table:style-name="ce32" office:value-type="float" office:value="2" calcext:value-type="float">
            <text:p>2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10" table:style-name="ce45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8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16" table:style-name="ce1" office:value-type="float" office:value="2" calcext:value-type="float">
            <text:p>2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number-columns-repeated="3" table:style-name="ce32" office:value-type="float" office:value="2" calcext:value-type="float">
            <text:p>2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10" table:style-name="ce45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7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2" calcext:value-type="float">
            <text:p>2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number-columns-repeated="3" table:style-name="ce32" office:value-type="float" office:value="2" calcext:value-type="float">
            <text:p>2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2" table:style-name="ce45" office:value-type="float" office:value="3" calcext:value-type="float">
            <text:p>3</text:p>
          </table:table-cell>
          <table:table-cell table:number-columns-repeated="4" table:style-name="ce45" office:value-type="float" office:value="2" calcext:value-type="float">
            <text:p>2</text:p>
          </table:table-cell>
          <table:table-cell table:number-columns-repeated="2" table:style-name="ce45" office:value-type="float" office:value="3" calcext:value-type="float">
            <text:p>3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5" table:style-name="ce1" office:value-type="float" office:value="3" calcext:value-type="float">
            <text:p>3</text:p>
          </table:table-cell>
          <table:table-cell table:number-columns-repeated="10" table:style-name="ce1" office:value-type="float" office:value="2" calcext:value-type="float">
            <text:p>2</text:p>
          </table:table-cell>
          <table:table-cell table:number-columns-repeated="8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2" calcext:value-type="float">
            <text:p>2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number-columns-repeated="3" table:style-name="ce32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5" office:value-type="float" office:value="3" calcext:value-type="float">
            <text:p>3</text:p>
          </table:table-cell>
          <table:table-cell table:number-columns-repeated="4" table:style-name="ce45" office:value-type="float" office:value="2" calcext:value-type="float">
            <text:p>2</text:p>
          </table:table-cell>
          <table:table-cell table:number-columns-repeated="2" table:style-name="ce45" office:value-type="float" office:value="3" calcext:value-type="float">
            <text:p>3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5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2" calcext:value-type="float">
            <text:p>2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10" table:style-name="ce45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1">
          <table:table-cell table:number-columns-repeated="5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8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10" table:style-name="ce4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1">
          <table:table-cell table:number-columns-repeated="5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1" table:style-name="ce1" office:value-type="float" office:value="2" calcext:value-type="float">
            <text:p>2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4"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4" table:style-name="ce31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1">
          <table:table-cell table:number-columns-repeated="6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8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4"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number-columns-repeated="7" table:style-name="ce27" office:value-type="float" office:value="2" calcext:value-type="float">
            <text:p>2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1">
          <table:table-cell table:number-columns-repeated="6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6" table:style-name="ce27" office:value-type="float" office:value="2" calcext:value-type="float">
            <text:p>2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5" table:style-name="ce47" office:value-type="float" office:value="2" calcext:value-type="float">
            <text:p>2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7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2" calcext:value-type="float">
            <text:p>2</text:p>
          </table:table-cell>
          <table:table-cell table:number-columns-repeated="6" table:style-name="ce27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" table:style-name="ce46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7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8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1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28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10" table:style-name="ce46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7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0" table:style-name="ce1" office:value-type="float" office:value="2" calcext:value-type="float">
            <text:p>2</text:p>
          </table:table-cell>
          <table:table-cell table:number-columns-repeated="5"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5" table:style-name="ce29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10" table:style-name="ce4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number-columns-repeated="8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5"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 table:style-name="ce29" office:value-type="float" office:value="2" calcext:value-type="float">
            <text:p>2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7" table:style-name="ce46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4" table:style-name="ce10" office:value-type="float" office:value="2" calcext:value-type="float">
            <text:p>2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number-columns-repeated="6" table:style-name="ce13" office:value-type="float" office:value="3" calcext:value-type="float">
            <text:p>3</text:p>
          </table:table-cell>
          <table:table-cell table:number-columns-repeated="4" table:style-name="ce13" office:value-type="float" office:value="2" calcext:value-type="float">
            <text:p>2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number-columns-repeated="3" table:style-name="ce29" office:value-type="float" office:value="2" calcext:value-type="float">
            <text:p>2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4"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4" table:style-name="ce10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9"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number-columns-repeated="6"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4"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4" table:style-name="ce10" office:value-type="float" office:value="2" calcext:value-type="float">
            <text:p>2</text:p>
          </table:table-cell>
          <table:table-cell table:number-columns-repeated="10"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number-columns-repeated="7" table:style-name="ce21" office:value-type="float" office:value="2" calcext:value-type="float">
            <text:p>2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7"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4" table:style-name="ce10" office:value-type="float" office:value="2" calcext:value-type="float">
            <text:p>2</text:p>
          </table:table-cell>
          <table:table-cell table:number-columns-repeated="9" table:style-name="ce13" office:value-type="float" office:value="3" calcext:value-type="float">
            <text:p>3</text:p>
          </table:table-cell>
          <table:table-cell table:number-columns-repeated="4" table:style-name="ce13" office:value-type="float" office:value="2" calcext:value-type="float">
            <text:p>2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number-columns-repeated="7" table:style-name="ce21" office:value-type="float" office:value="2" calcext:value-type="float">
            <text:p>2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 table:style-name="ce46" office:value-type="float" office:value="2" calcext:value-type="float">
            <text:p>2</text:p>
          </table:table-cell>
          <table:table-cell table:number-columns-repeated="5"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4" table:style-name="ce10" office:value-type="float" office:value="2" calcext:value-type="float">
            <text:p>2</text:p>
          </table:table-cell>
          <table:table-cell table:number-columns-repeated="8" table:style-name="ce13" office:value-type="float" office:value="3" calcext:value-type="float">
            <text:p>3</text:p>
          </table:table-cell>
          <table:table-cell table:number-columns-repeated="5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8" table:style-name="ce18" office:value-type="float" office:value="2" calcext:value-type="float">
            <text:p>2</text:p>
          </table:table-cell>
          <table:table-cell table:number-columns-repeated="5"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3" table:style-name="ce4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number-columns-repeated="5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10" table:style-name="ce10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11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8" table:style-name="ce18" office:value-type="float" office:value="2" calcext:value-type="float">
            <text:p>2</text:p>
          </table:table-cell>
          <table:table-cell table:number-columns-repeated="10" table:style-name="ce46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5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5"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number-columns-repeated="7" table:style-name="ce18" office:value-type="float" office:value="2" calcext:value-type="float">
            <text:p>2</text:p>
          </table:table-cell>
          <table:table-cell table:number-columns-repeated="10" table:style-name="ce46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5" table:style-name="ce10" office:value-type="float" office:value="2" calcext:value-type="float">
            <text:p>2</text:p>
          </table:table-cell>
          <table:table-cell table:number-columns-repeated="10"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2" calcext:value-type="float">
            <text:p>2</text:p>
          </table:table-cell>
          <table:table-cell table:number-columns-repeated="10" table:style-name="ce4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7" table:style-name="ce10" office:value-type="float" office:value="3" calcext:value-type="float">
            <text:p>3</text:p>
          </table:table-cell>
          <table:table-cell table:number-columns-repeated="5" table:style-name="ce10" office:value-type="float" office:value="2" calcext:value-type="float">
            <text:p>2</text:p>
          </table:table-cell>
          <table:table-cell table:number-columns-repeated="9"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4" table:style-name="ce36" office:value-type="float" office:value="2" calcext:value-type="float">
            <text:p>2</text:p>
          </table:table-cell>
          <table:table-cell table:number-columns-repeated="10" table:style-name="ce46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3" calcext:value-type="float">
            <text:p>3</text:p>
          </table:table-cell>
          <table:table-cell table:number-columns-repeated="5" table:style-name="ce10" office:value-type="float" office:value="2" calcext:value-type="float">
            <text:p>2</text:p>
          </table:table-cell>
          <table:table-cell table:number-columns-repeated="7" table:style-name="ce13" office:value-type="float" office:value="2" calcext:value-type="float">
            <text:p>2</text:p>
          </table:table-cell>
          <table:table-cell table:number-columns-repeated="4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36" office:value-type="float" office:value="2" calcext:value-type="float">
            <text:p>2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number-columns-repeated="6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6" table:style-name="ce10" office:value-type="float" office:value="2" calcext:value-type="float">
            <text:p>2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number-columns-repeated="8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36" office:value-type="float" office:value="2" calcext:value-type="float">
            <text:p>2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14" table:style-name="ce10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36" office:value-type="float" office:value="2" calcext:value-type="float">
            <text:p>2</text:p>
          </table:table-cell>
          <table:table-cell table:number-columns-repeated="10" table:style-name="ce46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 table:style-name="ce7" office:value-type="float" office:value="3" calcext:value-type="float">
            <text:p>3</text:p>
          </table:table-cell>
          <table:table-cell table:number-columns-repeated="14"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4"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 table:style-name="ce36" office:value-type="float" office:value="2" calcext:value-type="float">
            <text:p>2</text:p>
          </table:table-cell>
          <table:table-cell table:number-columns-repeated="10" table:style-name="ce46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6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4" table:style-name="ce10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6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4" table:style-name="ce10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4" table:style-name="ce13" office:value-type="float" office:value="3" calcext:value-type="float">
            <text:p>3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4"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5" table:style-name="ce10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4" table:style-name="ce13" office:value-type="float" office:value="3" calcext:value-type="float">
            <text:p>3</text:p>
          </table:table-cell>
          <table:table-cell table:number-columns-repeated="7" table:style-name="ce20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4"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3" table:style-name="ce50" office:value-type="float" office:value="2" calcext:value-type="float">
            <text:p>2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5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5" table:style-name="ce7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4" table:style-name="ce13" office:value-type="float" office:value="2" calcext:value-type="float">
            <text:p>2</text:p>
          </table:table-cell>
          <table:table-cell table:number-columns-repeated="6" table:style-name="ce13" office:value-type="float" office:value="3" calcext:value-type="float">
            <text:p>3</text:p>
          </table:table-cell>
          <table:table-cell table:number-columns-repeated="7" table:style-name="ce20" office:value-type="float" office:value="2" calcext:value-type="float">
            <text:p>2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number-columns-repeated="5" table:style-name="ce36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5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6"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4" table:style-name="ce13" office:value-type="float" office:value="2" calcext:value-type="float">
            <text:p>2</text:p>
          </table:table-cell>
          <table:table-cell table:number-columns-repeated="6" table:style-name="ce13" office:value-type="float" office:value="3" calcext:value-type="float">
            <text:p>3</text:p>
          </table:table-cell>
          <table:table-cell table:number-columns-repeated="7" table:style-name="ce20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6" table:style-name="ce36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11"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7" table:style-name="ce13" office:value-type="float" office:value="2" calcext:value-type="float">
            <text:p>2</text:p>
          </table:table-cell>
          <table:table-cell table:number-columns-repeated="7" table:style-name="ce13" office:value-type="float" office:value="3" calcext:value-type="float">
            <text:p>3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5" table:style-name="ce20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6" table:style-name="ce36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1">
          <table:table-cell table:number-columns-repeated="46" table:style-name="ce6" office:value-type="float" office:value="3" calcext:value-type="float">
            <text:p>3</text:p>
          </table:table-cell>
          <table:table-cell table:number-columns-repeated="14" table:style-name="ce22" office:value-type="float" office:value="3" calcext:value-type="float">
            <text:p>3</text:p>
          </table:table-cell>
          <table:table-cell table:number-columns-repeated="7" table:style-name="ce6" office:value-type="float" office:value="3" calcext:value-type="float">
            <text:p>3</text:p>
          </table:table-cell>
          <table:table-cell table:style-name="ce1" table:number-columns-repeated="33"/>
          <table:table-cell table:number-columns-repeated="924"/>
        </table:table-row>
        <table:table-row table:style-name="ro3" table:number-rows-repeated="3">
          <table:table-cell table:style-name="ce1" table:number-columns-repeated="46"/>
          <table:table-cell table:style-name="ce23" table:number-columns-repeated="14"/>
          <table:table-cell table:style-name="ce1" table:number-columns-repeated="40"/>
          <table:table-cell table:number-columns-repeated="924"/>
        </table:table-row>
        <table:table-row table:style-name="ro3" table:number-rows-repeated="28">
          <table:table-cell table:style-name="ce1" table:number-columns-repeated="100"/>
          <table:table-cell table:number-columns-repeated="924"/>
        </table:table-row>
        <table:table-row table:style-name="ro4" table:number-rows-repeated="1048477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heet1.BP1:Sheet1.CV57 Sheet1.A27:Sheet1.P30 Sheet1.R27:Sheet1.AA30 Sheet1.A61:Sheet1.CV91 Sheet1.BH58:Sheet1.CV59 Sheet1.A41:Sheet1.A59 Sheet1.BP60:Sheet1.CV60 Sheet1.A3:Sheet1.AU18 Sheet1.A38:Sheet1.AX40 Sheet1.AV41:Sheet1.AX41 Sheet1.AD27:Sheet1.AW30 Sheet1.A19:Sheet1.AW26 Sheet1.A31:Sheet1.AW40 Sheet1.A1:Sheet1.BO1 Sheet1.BM36:Sheet1.BN36 Sheet1.BH57:Sheet1.BN57 Sheet1.BK34:Sheet1.BN35 Sheet1.BH3:Sheet1.BN16 Sheet1.BL38:Sheet1.BN56 Sheet1.BO55:Sheet1.BO56 Sheet1.BO52:Sheet1.BO53 Sheet1.BO49:Sheet1.BO50 Sheet1.BO46:Sheet1.BO47 Sheet1.BO43:Sheet1.BO44 Sheet1.BO40:Sheet1.BO41 Sheet1.BO37:Sheet1.BO38 Sheet1.BO34:Sheet1.BO35 Sheet1.BO31:Sheet1.BO32 Sheet1.BO28:Sheet1.BO29 Sheet1.BO25:Sheet1.BO26 Sheet1.BO22:Sheet1.BO23 Sheet1.BO19:Sheet1.BO20 Sheet1.BO16:Sheet1.BO17 Sheet1.BO13:Sheet1.BO14 Sheet1.BO10:Sheet1.BO11 Sheet1.BO7:Sheet1.BO8 Sheet1.BO4:Sheet1.BO5 Sheet1.A2:Sheet1.AZ2 Sheet1.BO2:Sheet1.BO2">
            <calcext:condition calcext:apply-style-name="ConditionalStyle_1" calcext:value="contains-text(&quot;0&quot;)" calcext:base-cell-address="Sheet1.A1"/>
          </calcext:conditional-format>
          <calcext:conditional-format calcext:target-range-address="Sheet1.BP1:Sheet1.CV57 Sheet1.A27:Sheet1.P30 Sheet1.R27:Sheet1.AA30 Sheet1.A61:Sheet1.CV91 Sheet1.BH58:Sheet1.CV59 Sheet1.A41:Sheet1.A59 Sheet1.BP60:Sheet1.CV60 Sheet1.A3:Sheet1.AU18 Sheet1.A38:Sheet1.AX40 Sheet1.AV41:Sheet1.AX41 Sheet1.AD27:Sheet1.AW30 Sheet1.A19:Sheet1.AW26 Sheet1.A31:Sheet1.AW40 Sheet1.A1:Sheet1.BO1 Sheet1.BM36:Sheet1.BN36 Sheet1.BH57:Sheet1.BN57 Sheet1.BK34:Sheet1.BN35 Sheet1.BH3:Sheet1.BN16 Sheet1.BL38:Sheet1.BN56 Sheet1.BO55:Sheet1.BO56 Sheet1.BO52:Sheet1.BO53 Sheet1.BO49:Sheet1.BO50 Sheet1.BO46:Sheet1.BO47 Sheet1.BO43:Sheet1.BO44 Sheet1.BO40:Sheet1.BO41 Sheet1.BO37:Sheet1.BO38 Sheet1.BO34:Sheet1.BO35 Sheet1.BO31:Sheet1.BO32 Sheet1.BO28:Sheet1.BO29 Sheet1.BO25:Sheet1.BO26 Sheet1.BO22:Sheet1.BO23 Sheet1.BO19:Sheet1.BO20 Sheet1.BO16:Sheet1.BO17 Sheet1.BO13:Sheet1.BO14 Sheet1.BO10:Sheet1.BO11 Sheet1.BO7:Sheet1.BO8 Sheet1.BO4:Sheet1.BO5 Sheet1.A2:Sheet1.AZ2 Sheet1.BO2:Sheet1.BO2">
            <calcext:condition calcext:apply-style-name="ConditionalStyle_1" calcext:value="contains-text(&quot;1&quot;)" calcext:base-cell-address="Sheet1.A1"/>
          </calcext:conditional-format>
          <calcext:conditional-format calcext:target-range-address="Sheet1.BP1:Sheet1.CV57 Sheet1.A27:Sheet1.P30 Sheet1.R27:Sheet1.AA30 Sheet1.A61:Sheet1.CV91 Sheet1.BH58:Sheet1.CV59 Sheet1.A41:Sheet1.A59 Sheet1.BP60:Sheet1.CV60 Sheet1.A3:Sheet1.AU18 Sheet1.A38:Sheet1.AX40 Sheet1.AV41:Sheet1.AX41 Sheet1.AD27:Sheet1.AW30 Sheet1.A19:Sheet1.AW26 Sheet1.A31:Sheet1.AW40 Sheet1.A1:Sheet1.BO1 Sheet1.BM36:Sheet1.BN36 Sheet1.BH57:Sheet1.BN57 Sheet1.BK34:Sheet1.BN35 Sheet1.BH3:Sheet1.BN16 Sheet1.BL38:Sheet1.BN56 Sheet1.BO55:Sheet1.BO56 Sheet1.BO52:Sheet1.BO53 Sheet1.BO49:Sheet1.BO50 Sheet1.BO46:Sheet1.BO47 Sheet1.BO43:Sheet1.BO44 Sheet1.BO40:Sheet1.BO41 Sheet1.BO37:Sheet1.BO38 Sheet1.BO34:Sheet1.BO35 Sheet1.BO31:Sheet1.BO32 Sheet1.BO28:Sheet1.BO29 Sheet1.BO25:Sheet1.BO26 Sheet1.BO22:Sheet1.BO23 Sheet1.BO19:Sheet1.BO20 Sheet1.BO16:Sheet1.BO17 Sheet1.BO13:Sheet1.BO14 Sheet1.BO10:Sheet1.BO11 Sheet1.BO7:Sheet1.BO8 Sheet1.BO4:Sheet1.BO5 Sheet1.A2:Sheet1.AZ2 Sheet1.BO2:Sheet1.BO2">
            <calcext:condition calcext:apply-style-name="ConditionalStyle_2" calcext:value="contains-text(&quot;2&quot;)" calcext:base-cell-address="Sheet1.A1"/>
          </calcext:conditional-format>
          <calcext:conditional-format calcext:target-range-address="Sheet1.BP1:Sheet1.CV57 Sheet1.A27:Sheet1.P30 Sheet1.R27:Sheet1.AA30 Sheet1.A61:Sheet1.CV91 Sheet1.BH58:Sheet1.CV59 Sheet1.A41:Sheet1.A59 Sheet1.BP60:Sheet1.CV60 Sheet1.A3:Sheet1.AU18 Sheet1.A38:Sheet1.AX40 Sheet1.AV41:Sheet1.AX41 Sheet1.AD27:Sheet1.AW30 Sheet1.A19:Sheet1.AW26 Sheet1.A31:Sheet1.AW40 Sheet1.A1:Sheet1.BO1 Sheet1.BM36:Sheet1.BN36 Sheet1.BH57:Sheet1.BN57 Sheet1.BK34:Sheet1.BN35 Sheet1.BH3:Sheet1.BN16 Sheet1.BL38:Sheet1.BN56 Sheet1.BO55:Sheet1.BO56 Sheet1.BO52:Sheet1.BO53 Sheet1.BO49:Sheet1.BO50 Sheet1.BO46:Sheet1.BO47 Sheet1.BO43:Sheet1.BO44 Sheet1.BO40:Sheet1.BO41 Sheet1.BO37:Sheet1.BO38 Sheet1.BO34:Sheet1.BO35 Sheet1.BO31:Sheet1.BO32 Sheet1.BO28:Sheet1.BO29 Sheet1.BO25:Sheet1.BO26 Sheet1.BO22:Sheet1.BO23 Sheet1.BO19:Sheet1.BO20 Sheet1.BO16:Sheet1.BO17 Sheet1.BO13:Sheet1.BO14 Sheet1.BO10:Sheet1.BO11 Sheet1.BO7:Sheet1.BO8 Sheet1.BO4:Sheet1.BO5 Sheet1.A2:Sheet1.AZ2 Sheet1.BO2:Sheet1.BO2">
            <calcext:condition calcext:apply-style-name="ConditionalStyle_3" calcext:value="contains-text(&quot;3&quot;)" calcext:base-cell-address="Sheet1.A1"/>
          </calcext:conditional-format>
          <calcext:conditional-format calcext:target-range-address="Sheet1.AA27:Sheet1.AC30 Sheet1.S27:Sheet1.S30 Sheet1.U27:Sheet1.U30 Sheet1.W27:Sheet1.W30 Sheet1.Y27:Sheet1.Y30">
            <calcext:condition calcext:apply-style-name="ConditionalStyle_1" calcext:value="contains-text(&quot;0&quot;)" calcext:base-cell-address="Sheet1.S27"/>
          </calcext:conditional-format>
          <calcext:conditional-format calcext:target-range-address="Sheet1.AA27:Sheet1.AC30 Sheet1.S27:Sheet1.S30 Sheet1.U27:Sheet1.U30 Sheet1.W27:Sheet1.W30 Sheet1.Y27:Sheet1.Y30">
            <calcext:condition calcext:apply-style-name="ConditionalStyle_1" calcext:value="contains-text(&quot;1&quot;)" calcext:base-cell-address="Sheet1.S27"/>
          </calcext:conditional-format>
          <calcext:conditional-format calcext:target-range-address="Sheet1.AA27:Sheet1.AC30 Sheet1.S27:Sheet1.S30 Sheet1.U27:Sheet1.U30 Sheet1.W27:Sheet1.W30 Sheet1.Y27:Sheet1.Y30">
            <calcext:condition calcext:apply-style-name="ConditionalStyle_2" calcext:value="contains-text(&quot;2&quot;)" calcext:base-cell-address="Sheet1.S27"/>
          </calcext:conditional-format>
          <calcext:conditional-format calcext:target-range-address="Sheet1.AA27:Sheet1.AC30 Sheet1.S27:Sheet1.S30 Sheet1.U27:Sheet1.U30 Sheet1.W27:Sheet1.W30 Sheet1.Y27:Sheet1.Y30">
            <calcext:condition calcext:apply-style-name="ConditionalStyle_3" calcext:value="contains-text(&quot;3&quot;)" calcext:base-cell-address="Sheet1.S27"/>
          </calcext:conditional-format>
          <calcext:conditional-format calcext:target-range-address="Sheet1.Q27:Sheet1.Q30 Sheet1.S27:Sheet1.S30 Sheet1.U27:Sheet1.U30 Sheet1.W27:Sheet1.W30 Sheet1.Y27:Sheet1.Y30 Sheet1.AA27:Sheet1.AA30">
            <calcext:condition calcext:apply-style-name="ConditionalStyle_1" calcext:value="contains-text(&quot;0&quot;)" calcext:base-cell-address="Sheet1.Q27"/>
          </calcext:conditional-format>
          <calcext:conditional-format calcext:target-range-address="Sheet1.Q27:Sheet1.Q30 Sheet1.S27:Sheet1.S30 Sheet1.U27:Sheet1.U30 Sheet1.W27:Sheet1.W30 Sheet1.Y27:Sheet1.Y30 Sheet1.AA27:Sheet1.AA30">
            <calcext:condition calcext:apply-style-name="ConditionalStyle_1" calcext:value="contains-text(&quot;1&quot;)" calcext:base-cell-address="Sheet1.Q27"/>
          </calcext:conditional-format>
          <calcext:conditional-format calcext:target-range-address="Sheet1.Q27:Sheet1.Q30 Sheet1.S27:Sheet1.S30 Sheet1.U27:Sheet1.U30 Sheet1.W27:Sheet1.W30 Sheet1.Y27:Sheet1.Y30 Sheet1.AA27:Sheet1.AA30">
            <calcext:condition calcext:apply-style-name="ConditionalStyle_2" calcext:value="contains-text(&quot;2&quot;)" calcext:base-cell-address="Sheet1.Q27"/>
          </calcext:conditional-format>
          <calcext:conditional-format calcext:target-range-address="Sheet1.Q27:Sheet1.Q30 Sheet1.S27:Sheet1.S30 Sheet1.U27:Sheet1.U30 Sheet1.W27:Sheet1.W30 Sheet1.Y27:Sheet1.Y30 Sheet1.AA27:Sheet1.AA30">
            <calcext:condition calcext:apply-style-name="ConditionalStyle_3" calcext:value="contains-text(&quot;3&quot;)" calcext:base-cell-address="Sheet1.Q27"/>
          </calcext:conditional-format>
          <calcext:conditional-format calcext:target-range-address="Sheet1.K42:Sheet1.Q59">
            <calcext:condition calcext:apply-style-name="ConditionalStyle_1" calcext:value="contains-text(&quot;0&quot;)" calcext:base-cell-address="Sheet1.K42"/>
          </calcext:conditional-format>
          <calcext:conditional-format calcext:target-range-address="Sheet1.K42:Sheet1.Q59">
            <calcext:condition calcext:apply-style-name="ConditionalStyle_1" calcext:value="contains-text(&quot;1&quot;)" calcext:base-cell-address="Sheet1.K42"/>
          </calcext:conditional-format>
          <calcext:conditional-format calcext:target-range-address="Sheet1.K42:Sheet1.Q59">
            <calcext:condition calcext:apply-style-name="ConditionalStyle_2" calcext:value="contains-text(&quot;2&quot;)" calcext:base-cell-address="Sheet1.K42"/>
          </calcext:conditional-format>
          <calcext:conditional-format calcext:target-range-address="Sheet1.K42:Sheet1.Q59">
            <calcext:condition calcext:apply-style-name="ConditionalStyle_3" calcext:value="contains-text(&quot;3&quot;)" calcext:base-cell-address="Sheet1.K42"/>
          </calcext:conditional-format>
          <calcext:conditional-format calcext:target-range-address="Sheet1.K41:Sheet1.Q58">
            <calcext:condition calcext:apply-style-name="ConditionalStyle_1" calcext:value="contains-text(&quot;0&quot;)" calcext:base-cell-address="Sheet1.K41"/>
          </calcext:conditional-format>
          <calcext:conditional-format calcext:target-range-address="Sheet1.K41:Sheet1.Q58">
            <calcext:condition calcext:apply-style-name="ConditionalStyle_1" calcext:value="contains-text(&quot;1&quot;)" calcext:base-cell-address="Sheet1.K41"/>
          </calcext:conditional-format>
          <calcext:conditional-format calcext:target-range-address="Sheet1.K41:Sheet1.Q58">
            <calcext:condition calcext:apply-style-name="ConditionalStyle_2" calcext:value="contains-text(&quot;2&quot;)" calcext:base-cell-address="Sheet1.K41"/>
          </calcext:conditional-format>
          <calcext:conditional-format calcext:target-range-address="Sheet1.K41:Sheet1.Q58">
            <calcext:condition calcext:apply-style-name="ConditionalStyle_3" calcext:value="contains-text(&quot;3&quot;)" calcext:base-cell-address="Sheet1.K41"/>
          </calcext:conditional-format>
          <calcext:conditional-format calcext:target-range-address="Sheet1.AF41:Sheet1.AU41 Sheet1.AF57:Sheet1.AS59 Sheet1.AP55:Sheet1.AS56 Sheet1.AF53:Sheet1.AM56 Sheet1.AF42:Sheet1.AT44 Sheet1.AP53:Sheet1.AS56 Sheet1.AF45:Sheet1.AS52">
            <calcext:condition calcext:apply-style-name="ConditionalStyle_1" calcext:value="contains-text(&quot;0&quot;)" calcext:base-cell-address="Sheet1.AF41"/>
          </calcext:conditional-format>
          <calcext:conditional-format calcext:target-range-address="Sheet1.AF41:Sheet1.AU41 Sheet1.AF57:Sheet1.AS59 Sheet1.AP55:Sheet1.AS56 Sheet1.AF53:Sheet1.AM56 Sheet1.AF42:Sheet1.AT44 Sheet1.AP53:Sheet1.AS56 Sheet1.AF45:Sheet1.AS52">
            <calcext:condition calcext:apply-style-name="ConditionalStyle_1" calcext:value="contains-text(&quot;1&quot;)" calcext:base-cell-address="Sheet1.AF41"/>
          </calcext:conditional-format>
          <calcext:conditional-format calcext:target-range-address="Sheet1.AF41:Sheet1.AU41 Sheet1.AF57:Sheet1.AS59 Sheet1.AP55:Sheet1.AS56 Sheet1.AF53:Sheet1.AM56 Sheet1.AF42:Sheet1.AT44 Sheet1.AP53:Sheet1.AS56 Sheet1.AF45:Sheet1.AS52">
            <calcext:condition calcext:apply-style-name="ConditionalStyle_2" calcext:value="contains-text(&quot;2&quot;)" calcext:base-cell-address="Sheet1.AF41"/>
          </calcext:conditional-format>
          <calcext:conditional-format calcext:target-range-address="Sheet1.AF41:Sheet1.AU41 Sheet1.AF57:Sheet1.AS59 Sheet1.AP55:Sheet1.AS56 Sheet1.AF53:Sheet1.AM56 Sheet1.AF42:Sheet1.AT44 Sheet1.AP53:Sheet1.AS56 Sheet1.AF45:Sheet1.AS52">
            <calcext:condition calcext:apply-style-name="ConditionalStyle_3" calcext:value="contains-text(&quot;3&quot;)" calcext:base-cell-address="Sheet1.AF41"/>
          </calcext:conditional-format>
          <calcext:conditional-format calcext:target-range-address="Sheet1.AM53:Sheet1.AO56 Sheet1.AG53:Sheet1.AG56 Sheet1.AI53:Sheet1.AI56 Sheet1.AK53:Sheet1.AK56">
            <calcext:condition calcext:apply-style-name="ConditionalStyle_1" calcext:value="contains-text(&quot;0&quot;)" calcext:base-cell-address="Sheet1.AG53"/>
          </calcext:conditional-format>
          <calcext:conditional-format calcext:target-range-address="Sheet1.AM53:Sheet1.AO56 Sheet1.AG53:Sheet1.AG56 Sheet1.AI53:Sheet1.AI56 Sheet1.AK53:Sheet1.AK56">
            <calcext:condition calcext:apply-style-name="ConditionalStyle_1" calcext:value="contains-text(&quot;1&quot;)" calcext:base-cell-address="Sheet1.AG53"/>
          </calcext:conditional-format>
          <calcext:conditional-format calcext:target-range-address="Sheet1.AM53:Sheet1.AO56 Sheet1.AG53:Sheet1.AG56 Sheet1.AI53:Sheet1.AI56 Sheet1.AK53:Sheet1.AK56">
            <calcext:condition calcext:apply-style-name="ConditionalStyle_2" calcext:value="contains-text(&quot;2&quot;)" calcext:base-cell-address="Sheet1.AG53"/>
          </calcext:conditional-format>
          <calcext:conditional-format calcext:target-range-address="Sheet1.AM53:Sheet1.AO56 Sheet1.AG53:Sheet1.AG56 Sheet1.AI53:Sheet1.AI56 Sheet1.AK53:Sheet1.AK56">
            <calcext:condition calcext:apply-style-name="ConditionalStyle_3" calcext:value="contains-text(&quot;3&quot;)" calcext:base-cell-address="Sheet1.AG53"/>
          </calcext:conditional-format>
          <calcext:conditional-format calcext:target-range-address="Sheet1.AG53:Sheet1.AG56 Sheet1.AI53:Sheet1.AI56 Sheet1.AK53:Sheet1.AK56 Sheet1.AM53:Sheet1.AM56">
            <calcext:condition calcext:apply-style-name="ConditionalStyle_1" calcext:value="contains-text(&quot;0&quot;)" calcext:base-cell-address="Sheet1.AG53"/>
          </calcext:conditional-format>
          <calcext:conditional-format calcext:target-range-address="Sheet1.AG53:Sheet1.AG56 Sheet1.AI53:Sheet1.AI56 Sheet1.AK53:Sheet1.AK56 Sheet1.AM53:Sheet1.AM56">
            <calcext:condition calcext:apply-style-name="ConditionalStyle_1" calcext:value="contains-text(&quot;1&quot;)" calcext:base-cell-address="Sheet1.AG53"/>
          </calcext:conditional-format>
          <calcext:conditional-format calcext:target-range-address="Sheet1.AG53:Sheet1.AG56 Sheet1.AI53:Sheet1.AI56 Sheet1.AK53:Sheet1.AK56 Sheet1.AM53:Sheet1.AM56">
            <calcext:condition calcext:apply-style-name="ConditionalStyle_2" calcext:value="contains-text(&quot;2&quot;)" calcext:base-cell-address="Sheet1.AG53"/>
          </calcext:conditional-format>
          <calcext:conditional-format calcext:target-range-address="Sheet1.AG53:Sheet1.AG56 Sheet1.AI53:Sheet1.AI56 Sheet1.AK53:Sheet1.AK56 Sheet1.AM53:Sheet1.AM56">
            <calcext:condition calcext:apply-style-name="ConditionalStyle_3" calcext:value="contains-text(&quot;3&quot;)" calcext:base-cell-address="Sheet1.AG53"/>
          </calcext:conditional-format>
          <calcext:conditional-format calcext:target-range-address="Sheet1.R41:Sheet1.AE59">
            <calcext:condition calcext:apply-style-name="ConditionalStyle_1" calcext:value="contains-text(&quot;0&quot;)" calcext:base-cell-address="Sheet1.R41"/>
          </calcext:conditional-format>
          <calcext:conditional-format calcext:target-range-address="Sheet1.R41:Sheet1.AE59">
            <calcext:condition calcext:apply-style-name="ConditionalStyle_1" calcext:value="contains-text(&quot;1&quot;)" calcext:base-cell-address="Sheet1.R41"/>
          </calcext:conditional-format>
          <calcext:conditional-format calcext:target-range-address="Sheet1.R41:Sheet1.AE59">
            <calcext:condition calcext:apply-style-name="ConditionalStyle_2" calcext:value="contains-text(&quot;2&quot;)" calcext:base-cell-address="Sheet1.R41"/>
          </calcext:conditional-format>
          <calcext:conditional-format calcext:target-range-address="Sheet1.R41:Sheet1.AE59">
            <calcext:condition calcext:apply-style-name="ConditionalStyle_3" calcext:value="contains-text(&quot;3&quot;)" calcext:base-cell-address="Sheet1.R41"/>
          </calcext:conditional-format>
          <calcext:conditional-format calcext:target-range-address="Sheet1.A60:Sheet1.BO60 Sheet1.B41:Sheet1.J59 Sheet1.BO57:Sheet1.BO57 Sheet1.BO54:Sheet1.BO54 Sheet1.BO51:Sheet1.BO51 Sheet1.BO48:Sheet1.BO48 Sheet1.BO45:Sheet1.BO45 Sheet1.BO42:Sheet1.BO42 Sheet1.BO39:Sheet1.BO39 Sheet1.BO36:Sheet1.BO36 Sheet1.BO33:Sheet1.BO33 Sheet1.BO30:Sheet1.BO30 Sheet1.BO27:Sheet1.BO27 Sheet1.BO24:Sheet1.BO24 Sheet1.BO21:Sheet1.BO21 Sheet1.BO18:Sheet1.BO18 Sheet1.BO15:Sheet1.BO15 Sheet1.BO12:Sheet1.BO12 Sheet1.BO9:Sheet1.BO9 Sheet1.BO6:Sheet1.BO6 Sheet1.BO3:Sheet1.BO3">
            <calcext:condition calcext:apply-style-name="ConditionalStyle_1" calcext:value="contains-text(&quot;0&quot;)" calcext:base-cell-address="Sheet1.A3"/>
          </calcext:conditional-format>
          <calcext:conditional-format calcext:target-range-address="Sheet1.A60:Sheet1.BO60 Sheet1.B41:Sheet1.J59 Sheet1.BO57:Sheet1.BO57 Sheet1.BO54:Sheet1.BO54 Sheet1.BO51:Sheet1.BO51 Sheet1.BO48:Sheet1.BO48 Sheet1.BO45:Sheet1.BO45 Sheet1.BO42:Sheet1.BO42 Sheet1.BO39:Sheet1.BO39 Sheet1.BO36:Sheet1.BO36 Sheet1.BO33:Sheet1.BO33 Sheet1.BO30:Sheet1.BO30 Sheet1.BO27:Sheet1.BO27 Sheet1.BO24:Sheet1.BO24 Sheet1.BO21:Sheet1.BO21 Sheet1.BO18:Sheet1.BO18 Sheet1.BO15:Sheet1.BO15 Sheet1.BO12:Sheet1.BO12 Sheet1.BO9:Sheet1.BO9 Sheet1.BO6:Sheet1.BO6 Sheet1.BO3:Sheet1.BO3">
            <calcext:condition calcext:apply-style-name="ConditionalStyle_1" calcext:value="contains-text(&quot;1&quot;)" calcext:base-cell-address="Sheet1.A3"/>
          </calcext:conditional-format>
          <calcext:conditional-format calcext:target-range-address="Sheet1.A60:Sheet1.BO60 Sheet1.B41:Sheet1.J59 Sheet1.BO57:Sheet1.BO57 Sheet1.BO54:Sheet1.BO54 Sheet1.BO51:Sheet1.BO51 Sheet1.BO48:Sheet1.BO48 Sheet1.BO45:Sheet1.BO45 Sheet1.BO42:Sheet1.BO42 Sheet1.BO39:Sheet1.BO39 Sheet1.BO36:Sheet1.BO36 Sheet1.BO33:Sheet1.BO33 Sheet1.BO30:Sheet1.BO30 Sheet1.BO27:Sheet1.BO27 Sheet1.BO24:Sheet1.BO24 Sheet1.BO21:Sheet1.BO21 Sheet1.BO18:Sheet1.BO18 Sheet1.BO15:Sheet1.BO15 Sheet1.BO12:Sheet1.BO12 Sheet1.BO9:Sheet1.BO9 Sheet1.BO6:Sheet1.BO6 Sheet1.BO3:Sheet1.BO3">
            <calcext:condition calcext:apply-style-name="ConditionalStyle_2" calcext:value="contains-text(&quot;2&quot;)" calcext:base-cell-address="Sheet1.A3"/>
          </calcext:conditional-format>
          <calcext:conditional-format calcext:target-range-address="Sheet1.A60:Sheet1.BO60 Sheet1.B41:Sheet1.J59 Sheet1.BO57:Sheet1.BO57 Sheet1.BO54:Sheet1.BO54 Sheet1.BO51:Sheet1.BO51 Sheet1.BO48:Sheet1.BO48 Sheet1.BO45:Sheet1.BO45 Sheet1.BO42:Sheet1.BO42 Sheet1.BO39:Sheet1.BO39 Sheet1.BO36:Sheet1.BO36 Sheet1.BO33:Sheet1.BO33 Sheet1.BO30:Sheet1.BO30 Sheet1.BO27:Sheet1.BO27 Sheet1.BO24:Sheet1.BO24 Sheet1.BO21:Sheet1.BO21 Sheet1.BO18:Sheet1.BO18 Sheet1.BO15:Sheet1.BO15 Sheet1.BO12:Sheet1.BO12 Sheet1.BO9:Sheet1.BO9 Sheet1.BO6:Sheet1.BO6 Sheet1.BO3:Sheet1.BO3">
            <calcext:condition calcext:apply-style-name="ConditionalStyle_3" calcext:value="contains-text(&quot;3&quot;)" calcext:base-cell-address="Sheet1.A3"/>
          </calcext:conditional-format>
          <calcext:conditional-format calcext:target-range-address="Sheet1.AV3:Sheet1.AZ8 Sheet1.AV17:Sheet1.BB17 Sheet1.AZ9:Sheet1.AZ12 Sheet1.AV9:Sheet1.AW12 Sheet1.AV13:Sheet1.AZ17 Sheet1.AV18:Sheet1.AY18">
            <calcext:condition calcext:apply-style-name="ConditionalStyle_1" calcext:value="contains-text(&quot;0&quot;)" calcext:base-cell-address="Sheet1.AV3"/>
          </calcext:conditional-format>
          <calcext:conditional-format calcext:target-range-address="Sheet1.AV3:Sheet1.AZ8 Sheet1.AV17:Sheet1.BB17 Sheet1.AZ9:Sheet1.AZ12 Sheet1.AV9:Sheet1.AW12 Sheet1.AV13:Sheet1.AZ17 Sheet1.AV18:Sheet1.AY18">
            <calcext:condition calcext:apply-style-name="ConditionalStyle_1" calcext:value="contains-text(&quot;1&quot;)" calcext:base-cell-address="Sheet1.AV3"/>
          </calcext:conditional-format>
          <calcext:conditional-format calcext:target-range-address="Sheet1.AV3:Sheet1.AZ8 Sheet1.AV17:Sheet1.BB17 Sheet1.AZ9:Sheet1.AZ12 Sheet1.AV9:Sheet1.AW12 Sheet1.AV13:Sheet1.AZ17 Sheet1.AV18:Sheet1.AY18">
            <calcext:condition calcext:apply-style-name="ConditionalStyle_2" calcext:value="contains-text(&quot;2&quot;)" calcext:base-cell-address="Sheet1.AV3"/>
          </calcext:conditional-format>
          <calcext:conditional-format calcext:target-range-address="Sheet1.AV3:Sheet1.AZ8 Sheet1.AV17:Sheet1.BB17 Sheet1.AZ9:Sheet1.AZ12 Sheet1.AV9:Sheet1.AW12 Sheet1.AV13:Sheet1.AZ17 Sheet1.AV18:Sheet1.AY18">
            <calcext:condition calcext:apply-style-name="ConditionalStyle_3" calcext:value="contains-text(&quot;3&quot;)" calcext:base-cell-address="Sheet1.AV3"/>
          </calcext:conditional-format>
          <calcext:conditional-format calcext:target-range-address="Sheet1.AW9:Sheet1.AY12">
            <calcext:condition calcext:apply-style-name="ConditionalStyle_1" calcext:value="contains-text(&quot;0&quot;)" calcext:base-cell-address="Sheet1.AW9"/>
          </calcext:conditional-format>
          <calcext:conditional-format calcext:target-range-address="Sheet1.AW9:Sheet1.AY12">
            <calcext:condition calcext:apply-style-name="ConditionalStyle_1" calcext:value="contains-text(&quot;1&quot;)" calcext:base-cell-address="Sheet1.AW9"/>
          </calcext:conditional-format>
          <calcext:conditional-format calcext:target-range-address="Sheet1.AW9:Sheet1.AY12">
            <calcext:condition calcext:apply-style-name="ConditionalStyle_2" calcext:value="contains-text(&quot;2&quot;)" calcext:base-cell-address="Sheet1.AW9"/>
          </calcext:conditional-format>
          <calcext:conditional-format calcext:target-range-address="Sheet1.AW9:Sheet1.AY12">
            <calcext:condition calcext:apply-style-name="ConditionalStyle_3" calcext:value="contains-text(&quot;3&quot;)" calcext:base-cell-address="Sheet1.AW9"/>
          </calcext:conditional-format>
          <calcext:conditional-format calcext:target-range-address="Sheet1.AW9:Sheet1.AW12">
            <calcext:condition calcext:apply-style-name="ConditionalStyle_1" calcext:value="contains-text(&quot;0&quot;)" calcext:base-cell-address="Sheet1.AW9"/>
          </calcext:conditional-format>
          <calcext:conditional-format calcext:target-range-address="Sheet1.AW9:Sheet1.AW12">
            <calcext:condition calcext:apply-style-name="ConditionalStyle_1" calcext:value="contains-text(&quot;1&quot;)" calcext:base-cell-address="Sheet1.AW9"/>
          </calcext:conditional-format>
          <calcext:conditional-format calcext:target-range-address="Sheet1.AW9:Sheet1.AW12">
            <calcext:condition calcext:apply-style-name="ConditionalStyle_2" calcext:value="contains-text(&quot;2&quot;)" calcext:base-cell-address="Sheet1.AW9"/>
          </calcext:conditional-format>
          <calcext:conditional-format calcext:target-range-address="Sheet1.AW9:Sheet1.AW12">
            <calcext:condition calcext:apply-style-name="ConditionalStyle_3" calcext:value="contains-text(&quot;3&quot;)" calcext:base-cell-address="Sheet1.AW9"/>
          </calcext:conditional-format>
          <calcext:conditional-format calcext:target-range-address="Sheet1.AY35:Sheet1.BE35 Sheet1.AY40:Sheet1.BA41 Sheet1.AY36:Sheet1.BC39 Sheet1.AY20:Sheet1.AY35">
            <calcext:condition calcext:apply-style-name="ConditionalStyle_1" calcext:value="contains-text(&quot;0&quot;)" calcext:base-cell-address="Sheet1.AY20"/>
          </calcext:conditional-format>
          <calcext:conditional-format calcext:target-range-address="Sheet1.AY35:Sheet1.BE35 Sheet1.AY40:Sheet1.BA41 Sheet1.AY36:Sheet1.BC39 Sheet1.AY20:Sheet1.AY35">
            <calcext:condition calcext:apply-style-name="ConditionalStyle_1" calcext:value="contains-text(&quot;1&quot;)" calcext:base-cell-address="Sheet1.AY20"/>
          </calcext:conditional-format>
          <calcext:conditional-format calcext:target-range-address="Sheet1.AY35:Sheet1.BE35 Sheet1.AY40:Sheet1.BA41 Sheet1.AY36:Sheet1.BC39 Sheet1.AY20:Sheet1.AY35">
            <calcext:condition calcext:apply-style-name="ConditionalStyle_2" calcext:value="contains-text(&quot;2&quot;)" calcext:base-cell-address="Sheet1.AY20"/>
          </calcext:conditional-format>
          <calcext:conditional-format calcext:target-range-address="Sheet1.AY35:Sheet1.BE35 Sheet1.AY40:Sheet1.BA41 Sheet1.AY36:Sheet1.BC39 Sheet1.AY20:Sheet1.AY35">
            <calcext:condition calcext:apply-style-name="ConditionalStyle_3" calcext:value="contains-text(&quot;3&quot;)" calcext:base-cell-address="Sheet1.AY20"/>
          </calcext:conditional-format>
          <calcext:conditional-format calcext:target-range-address="Sheet1.AU42:Sheet1.BA44">
            <calcext:condition calcext:apply-style-name="ConditionalStyle_1" calcext:value="contains-text(&quot;0&quot;)" calcext:base-cell-address="Sheet1.AU42"/>
          </calcext:conditional-format>
          <calcext:conditional-format calcext:target-range-address="Sheet1.AU42:Sheet1.BA44">
            <calcext:condition calcext:apply-style-name="ConditionalStyle_1" calcext:value="contains-text(&quot;1&quot;)" calcext:base-cell-address="Sheet1.AU42"/>
          </calcext:conditional-format>
          <calcext:conditional-format calcext:target-range-address="Sheet1.AU42:Sheet1.BA44">
            <calcext:condition calcext:apply-style-name="ConditionalStyle_2" calcext:value="contains-text(&quot;2&quot;)" calcext:base-cell-address="Sheet1.AU42"/>
          </calcext:conditional-format>
          <calcext:conditional-format calcext:target-range-address="Sheet1.AU42:Sheet1.BA44">
            <calcext:condition calcext:apply-style-name="ConditionalStyle_3" calcext:value="contains-text(&quot;3&quot;)" calcext:base-cell-address="Sheet1.AU42"/>
          </calcext:conditional-format>
          <calcext:conditional-format calcext:target-range-address="Sheet1.AX35:Sheet1.BJ35 Sheet1.AX36:Sheet1.BC37 Sheet1.AX19:Sheet1.AY34 Sheet1.BJ18:Sheet1.BJ34">
            <calcext:condition calcext:apply-style-name="ConditionalStyle_1" calcext:value="contains-text(&quot;0&quot;)" calcext:base-cell-address="Sheet1.AX18"/>
          </calcext:conditional-format>
          <calcext:conditional-format calcext:target-range-address="Sheet1.AX35:Sheet1.BJ35 Sheet1.AX36:Sheet1.BC37 Sheet1.AX19:Sheet1.AY34 Sheet1.BJ18:Sheet1.BJ34">
            <calcext:condition calcext:apply-style-name="ConditionalStyle_1" calcext:value="contains-text(&quot;1&quot;)" calcext:base-cell-address="Sheet1.AX18"/>
          </calcext:conditional-format>
          <calcext:conditional-format calcext:target-range-address="Sheet1.AX35:Sheet1.BJ35 Sheet1.AX36:Sheet1.BC37 Sheet1.AX19:Sheet1.AY34 Sheet1.BJ18:Sheet1.BJ34">
            <calcext:condition calcext:apply-style-name="ConditionalStyle_2" calcext:value="contains-text(&quot;2&quot;)" calcext:base-cell-address="Sheet1.AX18"/>
          </calcext:conditional-format>
          <calcext:conditional-format calcext:target-range-address="Sheet1.AX35:Sheet1.BJ35 Sheet1.AX36:Sheet1.BC37 Sheet1.AX19:Sheet1.AY34 Sheet1.BJ18:Sheet1.BJ34">
            <calcext:condition calcext:apply-style-name="ConditionalStyle_3" calcext:value="contains-text(&quot;3&quot;)" calcext:base-cell-address="Sheet1.AX18"/>
          </calcext:conditional-format>
          <calcext:conditional-format calcext:target-range-address="Sheet1.BB40:Sheet1.BC44">
            <calcext:condition calcext:apply-style-name="ConditionalStyle_1" calcext:value="contains-text(&quot;0&quot;)" calcext:base-cell-address="Sheet1.BB40"/>
          </calcext:conditional-format>
          <calcext:conditional-format calcext:target-range-address="Sheet1.BB40:Sheet1.BC44">
            <calcext:condition calcext:apply-style-name="ConditionalStyle_1" calcext:value="contains-text(&quot;1&quot;)" calcext:base-cell-address="Sheet1.BB40"/>
          </calcext:conditional-format>
          <calcext:conditional-format calcext:target-range-address="Sheet1.BB40:Sheet1.BC44">
            <calcext:condition calcext:apply-style-name="ConditionalStyle_2" calcext:value="contains-text(&quot;2&quot;)" calcext:base-cell-address="Sheet1.BB40"/>
          </calcext:conditional-format>
          <calcext:conditional-format calcext:target-range-address="Sheet1.BB40:Sheet1.BC44">
            <calcext:condition calcext:apply-style-name="ConditionalStyle_3" calcext:value="contains-text(&quot;3&quot;)" calcext:base-cell-address="Sheet1.BB40"/>
          </calcext:conditional-format>
          <calcext:conditional-format calcext:target-range-address="Sheet1.BH38:Sheet1.BK56">
            <calcext:condition calcext:apply-style-name="ConditionalStyle_1" calcext:value="contains-text(&quot;0&quot;)" calcext:base-cell-address="Sheet1.BH38"/>
          </calcext:conditional-format>
          <calcext:conditional-format calcext:target-range-address="Sheet1.BH38:Sheet1.BK56">
            <calcext:condition calcext:apply-style-name="ConditionalStyle_1" calcext:value="contains-text(&quot;1&quot;)" calcext:base-cell-address="Sheet1.BH38"/>
          </calcext:conditional-format>
          <calcext:conditional-format calcext:target-range-address="Sheet1.BH38:Sheet1.BK56">
            <calcext:condition calcext:apply-style-name="ConditionalStyle_2" calcext:value="contains-text(&quot;2&quot;)" calcext:base-cell-address="Sheet1.BH38"/>
          </calcext:conditional-format>
          <calcext:conditional-format calcext:target-range-address="Sheet1.BH38:Sheet1.BK56">
            <calcext:condition calcext:apply-style-name="ConditionalStyle_3" calcext:value="contains-text(&quot;3&quot;)" calcext:base-cell-address="Sheet1.BH38"/>
          </calcext:conditional-format>
          <calcext:conditional-format calcext:target-range-address="Sheet1.BK36:Sheet1.BL36">
            <calcext:condition calcext:apply-style-name="ConditionalStyle_1" calcext:value="contains-text(&quot;0&quot;)" calcext:base-cell-address="Sheet1.BK36"/>
          </calcext:conditional-format>
          <calcext:conditional-format calcext:target-range-address="Sheet1.BK36:Sheet1.BL36">
            <calcext:condition calcext:apply-style-name="ConditionalStyle_1" calcext:value="contains-text(&quot;1&quot;)" calcext:base-cell-address="Sheet1.BK36"/>
          </calcext:conditional-format>
          <calcext:conditional-format calcext:target-range-address="Sheet1.BK36:Sheet1.BL36">
            <calcext:condition calcext:apply-style-name="ConditionalStyle_2" calcext:value="contains-text(&quot;2&quot;)" calcext:base-cell-address="Sheet1.BK36"/>
          </calcext:conditional-format>
          <calcext:conditional-format calcext:target-range-address="Sheet1.BK36:Sheet1.BL36">
            <calcext:condition calcext:apply-style-name="ConditionalStyle_3" calcext:value="contains-text(&quot;3&quot;)" calcext:base-cell-address="Sheet1.BK36"/>
          </calcext:conditional-format>
          <calcext:conditional-format calcext:target-range-address="Sheet1.BD36:Sheet1.BE36 Sheet1.BD37:Sheet1.BD39">
            <calcext:condition calcext:apply-style-name="ConditionalStyle_1" calcext:value="contains-text(&quot;0&quot;)" calcext:base-cell-address="Sheet1.BD36"/>
          </calcext:conditional-format>
          <calcext:conditional-format calcext:target-range-address="Sheet1.BD36:Sheet1.BE36 Sheet1.BD37:Sheet1.BD39">
            <calcext:condition calcext:apply-style-name="ConditionalStyle_1" calcext:value="contains-text(&quot;1&quot;)" calcext:base-cell-address="Sheet1.BD36"/>
          </calcext:conditional-format>
          <calcext:conditional-format calcext:target-range-address="Sheet1.BD36:Sheet1.BE36 Sheet1.BD37:Sheet1.BD39">
            <calcext:condition calcext:apply-style-name="ConditionalStyle_2" calcext:value="contains-text(&quot;2&quot;)" calcext:base-cell-address="Sheet1.BD36"/>
          </calcext:conditional-format>
          <calcext:conditional-format calcext:target-range-address="Sheet1.BD36:Sheet1.BE36 Sheet1.BD37:Sheet1.BD39">
            <calcext:condition calcext:apply-style-name="ConditionalStyle_3" calcext:value="contains-text(&quot;3&quot;)" calcext:base-cell-address="Sheet1.BD36"/>
          </calcext:conditional-format>
          <calcext:conditional-format calcext:target-range-address="Sheet1.BD36:Sheet1.BJ36 Sheet1.BD37:Sheet1.BD37">
            <calcext:condition calcext:apply-style-name="ConditionalStyle_1" calcext:value="contains-text(&quot;0&quot;)" calcext:base-cell-address="Sheet1.BD36"/>
          </calcext:conditional-format>
          <calcext:conditional-format calcext:target-range-address="Sheet1.BD36:Sheet1.BJ36 Sheet1.BD37:Sheet1.BD37">
            <calcext:condition calcext:apply-style-name="ConditionalStyle_1" calcext:value="contains-text(&quot;1&quot;)" calcext:base-cell-address="Sheet1.BD36"/>
          </calcext:conditional-format>
          <calcext:conditional-format calcext:target-range-address="Sheet1.BD36:Sheet1.BJ36 Sheet1.BD37:Sheet1.BD37">
            <calcext:condition calcext:apply-style-name="ConditionalStyle_2" calcext:value="contains-text(&quot;2&quot;)" calcext:base-cell-address="Sheet1.BD36"/>
          </calcext:conditional-format>
          <calcext:conditional-format calcext:target-range-address="Sheet1.BD36:Sheet1.BJ36 Sheet1.BD37:Sheet1.BD37">
            <calcext:condition calcext:apply-style-name="ConditionalStyle_3" calcext:value="contains-text(&quot;3&quot;)" calcext:base-cell-address="Sheet1.BD36"/>
          </calcext:conditional-format>
          <calcext:conditional-format calcext:target-range-address="Sheet1.BD40:Sheet1.BD44">
            <calcext:condition calcext:apply-style-name="ConditionalStyle_1" calcext:value="contains-text(&quot;0&quot;)" calcext:base-cell-address="Sheet1.BD40"/>
          </calcext:conditional-format>
          <calcext:conditional-format calcext:target-range-address="Sheet1.BD40:Sheet1.BD44">
            <calcext:condition calcext:apply-style-name="ConditionalStyle_1" calcext:value="contains-text(&quot;1&quot;)" calcext:base-cell-address="Sheet1.BD40"/>
          </calcext:conditional-format>
          <calcext:conditional-format calcext:target-range-address="Sheet1.BD40:Sheet1.BD44">
            <calcext:condition calcext:apply-style-name="ConditionalStyle_2" calcext:value="contains-text(&quot;2&quot;)" calcext:base-cell-address="Sheet1.BD40"/>
          </calcext:conditional-format>
          <calcext:conditional-format calcext:target-range-address="Sheet1.BD40:Sheet1.BD44">
            <calcext:condition calcext:apply-style-name="ConditionalStyle_3" calcext:value="contains-text(&quot;3&quot;)" calcext:base-cell-address="Sheet1.BD40"/>
          </calcext:conditional-format>
          <calcext:conditional-format calcext:target-range-address="Sheet1.AT45:Sheet1.BD48">
            <calcext:condition calcext:apply-style-name="ConditionalStyle_1" calcext:value="contains-text(&quot;0&quot;)" calcext:base-cell-address="Sheet1.AT45"/>
          </calcext:conditional-format>
          <calcext:conditional-format calcext:target-range-address="Sheet1.AT45:Sheet1.BD48">
            <calcext:condition calcext:apply-style-name="ConditionalStyle_1" calcext:value="contains-text(&quot;1&quot;)" calcext:base-cell-address="Sheet1.AT45"/>
          </calcext:conditional-format>
          <calcext:conditional-format calcext:target-range-address="Sheet1.AT45:Sheet1.BD48">
            <calcext:condition calcext:apply-style-name="ConditionalStyle_2" calcext:value="contains-text(&quot;2&quot;)" calcext:base-cell-address="Sheet1.AT45"/>
          </calcext:conditional-format>
          <calcext:conditional-format calcext:target-range-address="Sheet1.AT45:Sheet1.BD48">
            <calcext:condition calcext:apply-style-name="ConditionalStyle_3" calcext:value="contains-text(&quot;3&quot;)" calcext:base-cell-address="Sheet1.AT45"/>
          </calcext:conditional-format>
          <calcext:conditional-format calcext:target-range-address="Sheet1.AT50:Sheet1.AZ59">
            <calcext:condition calcext:apply-style-name="ConditionalStyle_1" calcext:value="contains-text(&quot;0&quot;)" calcext:base-cell-address="Sheet1.AT50"/>
          </calcext:conditional-format>
          <calcext:conditional-format calcext:target-range-address="Sheet1.AT50:Sheet1.AZ59">
            <calcext:condition calcext:apply-style-name="ConditionalStyle_1" calcext:value="contains-text(&quot;1&quot;)" calcext:base-cell-address="Sheet1.AT50"/>
          </calcext:conditional-format>
          <calcext:conditional-format calcext:target-range-address="Sheet1.AT50:Sheet1.AZ59">
            <calcext:condition calcext:apply-style-name="ConditionalStyle_2" calcext:value="contains-text(&quot;2&quot;)" calcext:base-cell-address="Sheet1.AT50"/>
          </calcext:conditional-format>
          <calcext:conditional-format calcext:target-range-address="Sheet1.AT50:Sheet1.AZ59">
            <calcext:condition calcext:apply-style-name="ConditionalStyle_3" calcext:value="contains-text(&quot;3&quot;)" calcext:base-cell-address="Sheet1.AT50"/>
          </calcext:conditional-format>
          <calcext:conditional-format calcext:target-range-address="Sheet1.AT49:Sheet1.AZ59">
            <calcext:condition calcext:apply-style-name="ConditionalStyle_1" calcext:value="contains-text(&quot;0&quot;)" calcext:base-cell-address="Sheet1.AT49"/>
          </calcext:conditional-format>
          <calcext:conditional-format calcext:target-range-address="Sheet1.AT49:Sheet1.AZ59">
            <calcext:condition calcext:apply-style-name="ConditionalStyle_1" calcext:value="contains-text(&quot;1&quot;)" calcext:base-cell-address="Sheet1.AT49"/>
          </calcext:conditional-format>
          <calcext:conditional-format calcext:target-range-address="Sheet1.AT49:Sheet1.AZ59">
            <calcext:condition calcext:apply-style-name="ConditionalStyle_2" calcext:value="contains-text(&quot;2&quot;)" calcext:base-cell-address="Sheet1.AT49"/>
          </calcext:conditional-format>
          <calcext:conditional-format calcext:target-range-address="Sheet1.AT49:Sheet1.AZ59">
            <calcext:condition calcext:apply-style-name="ConditionalStyle_3" calcext:value="contains-text(&quot;3&quot;)" calcext:base-cell-address="Sheet1.AT49"/>
          </calcext:conditional-format>
          <calcext:conditional-format calcext:target-range-address="Sheet1.BA54:Sheet1.BG59 Sheet1.BA49:Sheet1.BD59">
            <calcext:condition calcext:apply-style-name="ConditionalStyle_1" calcext:value="contains-text(&quot;0&quot;)" calcext:base-cell-address="Sheet1.BA49"/>
          </calcext:conditional-format>
          <calcext:conditional-format calcext:target-range-address="Sheet1.BA54:Sheet1.BG59 Sheet1.BA49:Sheet1.BD59">
            <calcext:condition calcext:apply-style-name="ConditionalStyle_1" calcext:value="contains-text(&quot;1&quot;)" calcext:base-cell-address="Sheet1.BA49"/>
          </calcext:conditional-format>
          <calcext:conditional-format calcext:target-range-address="Sheet1.BA54:Sheet1.BG59 Sheet1.BA49:Sheet1.BD59">
            <calcext:condition calcext:apply-style-name="ConditionalStyle_2" calcext:value="contains-text(&quot;2&quot;)" calcext:base-cell-address="Sheet1.BA49"/>
          </calcext:conditional-format>
          <calcext:conditional-format calcext:target-range-address="Sheet1.BA54:Sheet1.BG59 Sheet1.BA49:Sheet1.BD59">
            <calcext:condition calcext:apply-style-name="ConditionalStyle_3" calcext:value="contains-text(&quot;3&quot;)" calcext:base-cell-address="Sheet1.BA49"/>
          </calcext:conditional-format>
          <calcext:conditional-format calcext:target-range-address="Sheet1.BA2:Sheet1.BN5">
            <calcext:condition calcext:apply-style-name="ConditionalStyle_1" calcext:value="contains-text(&quot;0&quot;)" calcext:base-cell-address="Sheet1.BA2"/>
          </calcext:conditional-format>
          <calcext:conditional-format calcext:target-range-address="Sheet1.BA2:Sheet1.BN5">
            <calcext:condition calcext:apply-style-name="ConditionalStyle_1" calcext:value="contains-text(&quot;1&quot;)" calcext:base-cell-address="Sheet1.BA2"/>
          </calcext:conditional-format>
          <calcext:conditional-format calcext:target-range-address="Sheet1.BA2:Sheet1.BN5">
            <calcext:condition calcext:apply-style-name="ConditionalStyle_2" calcext:value="contains-text(&quot;2&quot;)" calcext:base-cell-address="Sheet1.BA2"/>
          </calcext:conditional-format>
          <calcext:conditional-format calcext:target-range-address="Sheet1.BA2:Sheet1.BN5">
            <calcext:condition calcext:apply-style-name="ConditionalStyle_3" calcext:value="contains-text(&quot;3&quot;)" calcext:base-cell-address="Sheet1.BA2"/>
          </calcext:conditional-format>
          <calcext:conditional-format calcext:target-range-address="Sheet1.BA7:Sheet1.BG16">
            <calcext:condition calcext:apply-style-name="ConditionalStyle_1" calcext:value="contains-text(&quot;0&quot;)" calcext:base-cell-address="Sheet1.BA7"/>
          </calcext:conditional-format>
          <calcext:conditional-format calcext:target-range-address="Sheet1.BA7:Sheet1.BG16">
            <calcext:condition calcext:apply-style-name="ConditionalStyle_1" calcext:value="contains-text(&quot;1&quot;)" calcext:base-cell-address="Sheet1.BA7"/>
          </calcext:conditional-format>
          <calcext:conditional-format calcext:target-range-address="Sheet1.BA7:Sheet1.BG16">
            <calcext:condition calcext:apply-style-name="ConditionalStyle_2" calcext:value="contains-text(&quot;2&quot;)" calcext:base-cell-address="Sheet1.BA7"/>
          </calcext:conditional-format>
          <calcext:conditional-format calcext:target-range-address="Sheet1.BA7:Sheet1.BG16">
            <calcext:condition calcext:apply-style-name="ConditionalStyle_3" calcext:value="contains-text(&quot;3&quot;)" calcext:base-cell-address="Sheet1.BA7"/>
          </calcext:conditional-format>
          <calcext:conditional-format calcext:target-range-address="Sheet1.BA6:Sheet1.BG16">
            <calcext:condition calcext:apply-style-name="ConditionalStyle_1" calcext:value="contains-text(&quot;0&quot;)" calcext:base-cell-address="Sheet1.BA6"/>
          </calcext:conditional-format>
          <calcext:conditional-format calcext:target-range-address="Sheet1.BA6:Sheet1.BG16">
            <calcext:condition calcext:apply-style-name="ConditionalStyle_1" calcext:value="contains-text(&quot;1&quot;)" calcext:base-cell-address="Sheet1.BA6"/>
          </calcext:conditional-format>
          <calcext:conditional-format calcext:target-range-address="Sheet1.BA6:Sheet1.BG16">
            <calcext:condition calcext:apply-style-name="ConditionalStyle_2" calcext:value="contains-text(&quot;2&quot;)" calcext:base-cell-address="Sheet1.BA6"/>
          </calcext:conditional-format>
          <calcext:conditional-format calcext:target-range-address="Sheet1.BA6:Sheet1.BG16">
            <calcext:condition calcext:apply-style-name="ConditionalStyle_3" calcext:value="contains-text(&quot;3&quot;)" calcext:base-cell-address="Sheet1.BA6"/>
          </calcext:conditional-format>
          <calcext:conditional-format calcext:target-range-address="Sheet1.BH6:Sheet1.BN16">
            <calcext:condition calcext:apply-style-name="ConditionalStyle_1" calcext:value="contains-text(&quot;0&quot;)" calcext:base-cell-address="Sheet1.BH6"/>
          </calcext:conditional-format>
          <calcext:conditional-format calcext:target-range-address="Sheet1.BH6:Sheet1.BN16">
            <calcext:condition calcext:apply-style-name="ConditionalStyle_1" calcext:value="contains-text(&quot;1&quot;)" calcext:base-cell-address="Sheet1.BH6"/>
          </calcext:conditional-format>
          <calcext:conditional-format calcext:target-range-address="Sheet1.BH6:Sheet1.BN16">
            <calcext:condition calcext:apply-style-name="ConditionalStyle_2" calcext:value="contains-text(&quot;2&quot;)" calcext:base-cell-address="Sheet1.BH6"/>
          </calcext:conditional-format>
          <calcext:conditional-format calcext:target-range-address="Sheet1.BH6:Sheet1.BN16">
            <calcext:condition calcext:apply-style-name="ConditionalStyle_3" calcext:value="contains-text(&quot;3&quot;)" calcext:base-cell-address="Sheet1.BH6"/>
          </calcext:conditional-format>
          <calcext:conditional-format calcext:target-range-address="Sheet1.AZ18:Sheet1.BB18">
            <calcext:condition calcext:apply-style-name="ConditionalStyle_1" calcext:value="contains-text(&quot;0&quot;)" calcext:base-cell-address="Sheet1.AZ18"/>
          </calcext:conditional-format>
          <calcext:conditional-format calcext:target-range-address="Sheet1.AZ18:Sheet1.BB18">
            <calcext:condition calcext:apply-style-name="ConditionalStyle_1" calcext:value="contains-text(&quot;1&quot;)" calcext:base-cell-address="Sheet1.AZ18"/>
          </calcext:conditional-format>
          <calcext:conditional-format calcext:target-range-address="Sheet1.AZ18:Sheet1.BB18">
            <calcext:condition calcext:apply-style-name="ConditionalStyle_2" calcext:value="contains-text(&quot;2&quot;)" calcext:base-cell-address="Sheet1.AZ18"/>
          </calcext:conditional-format>
          <calcext:conditional-format calcext:target-range-address="Sheet1.AZ18:Sheet1.BB18">
            <calcext:condition calcext:apply-style-name="ConditionalStyle_3" calcext:value="contains-text(&quot;3&quot;)" calcext:base-cell-address="Sheet1.AZ18"/>
          </calcext:conditional-format>
          <calcext:conditional-format calcext:target-range-address="Sheet1.AZ34:Sheet1.BE34 Sheet1.AZ20:Sheet1.BB34">
            <calcext:condition calcext:apply-style-name="ConditionalStyle_1" calcext:value="contains-text(&quot;0&quot;)" calcext:base-cell-address="Sheet1.AZ20"/>
          </calcext:conditional-format>
          <calcext:conditional-format calcext:target-range-address="Sheet1.AZ34:Sheet1.BE34 Sheet1.AZ20:Sheet1.BB34">
            <calcext:condition calcext:apply-style-name="ConditionalStyle_1" calcext:value="contains-text(&quot;1&quot;)" calcext:base-cell-address="Sheet1.AZ20"/>
          </calcext:conditional-format>
          <calcext:conditional-format calcext:target-range-address="Sheet1.AZ34:Sheet1.BE34 Sheet1.AZ20:Sheet1.BB34">
            <calcext:condition calcext:apply-style-name="ConditionalStyle_2" calcext:value="contains-text(&quot;2&quot;)" calcext:base-cell-address="Sheet1.AZ20"/>
          </calcext:conditional-format>
          <calcext:conditional-format calcext:target-range-address="Sheet1.AZ34:Sheet1.BE34 Sheet1.AZ20:Sheet1.BB34">
            <calcext:condition calcext:apply-style-name="ConditionalStyle_3" calcext:value="contains-text(&quot;3&quot;)" calcext:base-cell-address="Sheet1.AZ20"/>
          </calcext:conditional-format>
          <calcext:conditional-format calcext:target-range-address="Sheet1.AZ34:Sheet1.BI34 Sheet1.AZ19:Sheet1.BB34">
            <calcext:condition calcext:apply-style-name="ConditionalStyle_1" calcext:value="contains-text(&quot;0&quot;)" calcext:base-cell-address="Sheet1.AZ19"/>
          </calcext:conditional-format>
          <calcext:conditional-format calcext:target-range-address="Sheet1.AZ34:Sheet1.BI34 Sheet1.AZ19:Sheet1.BB34">
            <calcext:condition calcext:apply-style-name="ConditionalStyle_1" calcext:value="contains-text(&quot;1&quot;)" calcext:base-cell-address="Sheet1.AZ19"/>
          </calcext:conditional-format>
          <calcext:conditional-format calcext:target-range-address="Sheet1.AZ34:Sheet1.BI34 Sheet1.AZ19:Sheet1.BB34">
            <calcext:condition calcext:apply-style-name="ConditionalStyle_2" calcext:value="contains-text(&quot;2&quot;)" calcext:base-cell-address="Sheet1.AZ19"/>
          </calcext:conditional-format>
          <calcext:conditional-format calcext:target-range-address="Sheet1.AZ34:Sheet1.BI34 Sheet1.AZ19:Sheet1.BB34">
            <calcext:condition calcext:apply-style-name="ConditionalStyle_3" calcext:value="contains-text(&quot;3&quot;)" calcext:base-cell-address="Sheet1.AZ19"/>
          </calcext:conditional-format>
          <calcext:conditional-format calcext:target-range-address="Sheet1.BC17:Sheet1.BD17">
            <calcext:condition calcext:apply-style-name="ConditionalStyle_1" calcext:value="contains-text(&quot;0&quot;)" calcext:base-cell-address="Sheet1.BC17"/>
          </calcext:conditional-format>
          <calcext:conditional-format calcext:target-range-address="Sheet1.BC17:Sheet1.BD17">
            <calcext:condition calcext:apply-style-name="ConditionalStyle_1" calcext:value="contains-text(&quot;1&quot;)" calcext:base-cell-address="Sheet1.BC17"/>
          </calcext:conditional-format>
          <calcext:conditional-format calcext:target-range-address="Sheet1.BC17:Sheet1.BD17">
            <calcext:condition calcext:apply-style-name="ConditionalStyle_2" calcext:value="contains-text(&quot;2&quot;)" calcext:base-cell-address="Sheet1.BC17"/>
          </calcext:conditional-format>
          <calcext:conditional-format calcext:target-range-address="Sheet1.BC17:Sheet1.BD17">
            <calcext:condition calcext:apply-style-name="ConditionalStyle_3" calcext:value="contains-text(&quot;3&quot;)" calcext:base-cell-address="Sheet1.BC17"/>
          </calcext:conditional-format>
          <calcext:conditional-format calcext:target-range-address="Sheet1.BC18:Sheet1.BD18">
            <calcext:condition calcext:apply-style-name="ConditionalStyle_1" calcext:value="contains-text(&quot;0&quot;)" calcext:base-cell-address="Sheet1.BC18"/>
          </calcext:conditional-format>
          <calcext:conditional-format calcext:target-range-address="Sheet1.BC18:Sheet1.BD18">
            <calcext:condition calcext:apply-style-name="ConditionalStyle_1" calcext:value="contains-text(&quot;1&quot;)" calcext:base-cell-address="Sheet1.BC18"/>
          </calcext:conditional-format>
          <calcext:conditional-format calcext:target-range-address="Sheet1.BC18:Sheet1.BD18">
            <calcext:condition calcext:apply-style-name="ConditionalStyle_2" calcext:value="contains-text(&quot;2&quot;)" calcext:base-cell-address="Sheet1.BC18"/>
          </calcext:conditional-format>
          <calcext:conditional-format calcext:target-range-address="Sheet1.BC18:Sheet1.BD18">
            <calcext:condition calcext:apply-style-name="ConditionalStyle_3" calcext:value="contains-text(&quot;3&quot;)" calcext:base-cell-address="Sheet1.BC18"/>
          </calcext:conditional-format>
          <calcext:conditional-format calcext:target-range-address="Sheet1.BC20:Sheet1.BD33">
            <calcext:condition calcext:apply-style-name="ConditionalStyle_1" calcext:value="contains-text(&quot;0&quot;)" calcext:base-cell-address="Sheet1.BC20"/>
          </calcext:conditional-format>
          <calcext:conditional-format calcext:target-range-address="Sheet1.BC20:Sheet1.BD33">
            <calcext:condition calcext:apply-style-name="ConditionalStyle_1" calcext:value="contains-text(&quot;1&quot;)" calcext:base-cell-address="Sheet1.BC20"/>
          </calcext:conditional-format>
          <calcext:conditional-format calcext:target-range-address="Sheet1.BC20:Sheet1.BD33">
            <calcext:condition calcext:apply-style-name="ConditionalStyle_2" calcext:value="contains-text(&quot;2&quot;)" calcext:base-cell-address="Sheet1.BC20"/>
          </calcext:conditional-format>
          <calcext:conditional-format calcext:target-range-address="Sheet1.BC20:Sheet1.BD33">
            <calcext:condition calcext:apply-style-name="ConditionalStyle_3" calcext:value="contains-text(&quot;3&quot;)" calcext:base-cell-address="Sheet1.BC20"/>
          </calcext:conditional-format>
          <calcext:conditional-format calcext:target-range-address="Sheet1.BC19:Sheet1.BD33">
            <calcext:condition calcext:apply-style-name="ConditionalStyle_1" calcext:value="contains-text(&quot;0&quot;)" calcext:base-cell-address="Sheet1.BC19"/>
          </calcext:conditional-format>
          <calcext:conditional-format calcext:target-range-address="Sheet1.BC19:Sheet1.BD33">
            <calcext:condition calcext:apply-style-name="ConditionalStyle_1" calcext:value="contains-text(&quot;1&quot;)" calcext:base-cell-address="Sheet1.BC19"/>
          </calcext:conditional-format>
          <calcext:conditional-format calcext:target-range-address="Sheet1.BC19:Sheet1.BD33">
            <calcext:condition calcext:apply-style-name="ConditionalStyle_2" calcext:value="contains-text(&quot;2&quot;)" calcext:base-cell-address="Sheet1.BC19"/>
          </calcext:conditional-format>
          <calcext:conditional-format calcext:target-range-address="Sheet1.BC19:Sheet1.BD33">
            <calcext:condition calcext:apply-style-name="ConditionalStyle_3" calcext:value="contains-text(&quot;3&quot;)" calcext:base-cell-address="Sheet1.BC19"/>
          </calcext:conditional-format>
          <calcext:conditional-format calcext:target-range-address="Sheet1.BE17:Sheet1.BN33">
            <calcext:condition calcext:apply-style-name="ConditionalStyle_1" calcext:value="contains-text(&quot;0&quot;)" calcext:base-cell-address="Sheet1.BE17"/>
          </calcext:conditional-format>
          <calcext:conditional-format calcext:target-range-address="Sheet1.BE17:Sheet1.BN33">
            <calcext:condition calcext:apply-style-name="ConditionalStyle_1" calcext:value="contains-text(&quot;1&quot;)" calcext:base-cell-address="Sheet1.BE17"/>
          </calcext:conditional-format>
          <calcext:conditional-format calcext:target-range-address="Sheet1.BE17:Sheet1.BN33">
            <calcext:condition calcext:apply-style-name="ConditionalStyle_2" calcext:value="contains-text(&quot;2&quot;)" calcext:base-cell-address="Sheet1.BE17"/>
          </calcext:conditional-format>
          <calcext:conditional-format calcext:target-range-address="Sheet1.BE17:Sheet1.BN33">
            <calcext:condition calcext:apply-style-name="ConditionalStyle_3" calcext:value="contains-text(&quot;3&quot;)" calcext:base-cell-address="Sheet1.BE17"/>
          </calcext:conditional-format>
          <calcext:conditional-format calcext:target-range-address="Sheet1.BE37:Sheet1.BN53">
            <calcext:condition calcext:apply-style-name="ConditionalStyle_1" calcext:value="contains-text(&quot;0&quot;)" calcext:base-cell-address="Sheet1.BE37"/>
          </calcext:conditional-format>
          <calcext:conditional-format calcext:target-range-address="Sheet1.BE37:Sheet1.BN53">
            <calcext:condition calcext:apply-style-name="ConditionalStyle_1" calcext:value="contains-text(&quot;1&quot;)" calcext:base-cell-address="Sheet1.BE37"/>
          </calcext:conditional-format>
          <calcext:conditional-format calcext:target-range-address="Sheet1.BE37:Sheet1.BN53">
            <calcext:condition calcext:apply-style-name="ConditionalStyle_2" calcext:value="contains-text(&quot;2&quot;)" calcext:base-cell-address="Sheet1.BE37"/>
          </calcext:conditional-format>
          <calcext:conditional-format calcext:target-range-address="Sheet1.BE37:Sheet1.BN53">
            <calcext:condition calcext:apply-style-name="ConditionalStyle_3" calcext:value="contains-text(&quot;3&quot;)" calcext:base-cell-address="Sheet1.BE3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000000"/>
    </style:style>
    <style:style style:name="ConditionalStyle_5f_2" style:display-name="ConditionalStyle_2" style:family="table-cell" style:parent-style-name="Default">
      <style:table-cell-properties fo:background-color="#a4c2f4"/>
    </style:style>
    <style:style style:name="ConditionalStyle_5f_3" style:display-name="ConditionalStyle_3" style:family="table-cell" style:parent-style-name="Default">
      <style:table-cell-properties fo:background-color="#1155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6:38:37.762349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2T16:42:24.912580743</dc:date>
    <meta:editing-duration>PT11M37S</meta:editing-duration>
    <meta:editing-cycles>6</meta:editing-cycles>
    <meta:generator>LibreOffice/6.0.7.3$Linux_X86_64 LibreOffice_project/00m0$Build-3</meta:generator>
    <meta:document-statistic meta:table-count="1" meta:cell-count="4020" meta:object-count="0"/>
  </office:meta>
</office:document-meta>
</file>